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Paragraph">
      <style:text-properties fo:font-size="20pt" style:font-size-asian="16pt" style:font-size-complex="16pt"/>
    </style:style>
    <style:style style:name="P2" style:family="paragraph" style:parent-style-name="List_20_Paragraph">
      <style:paragraph-properties fo:margin-top="0cm" fo:margin-bottom="0cm" loext:contextual-spacing="false"/>
      <style:text-properties fo:font-size="20pt" style:text-underline-style="solid" style:text-underline-width="auto" style:text-underline-color="font-color" fo:font-weight="bold" style:font-size-asian="16pt" style:font-weight-asian="bold" style:font-size-complex="16pt"/>
    </style:style>
    <style:style style:name="P3" style:family="paragraph" style:parent-style-name="List_20_Paragraph">
      <style:paragraph-properties fo:margin-top="0cm" fo:margin-bottom="0cm" loext:contextual-spacing="false"/>
      <style:text-properties fo:font-size="20pt" style:font-size-asian="16pt" style:font-size-complex="16pt"/>
    </style:style>
    <style:style style:name="P4" style:family="paragraph" style:parent-style-name="List_20_Paragraph">
      <style:paragraph-properties fo:margin-left="1.27cm" fo:margin-right="0cm" fo:margin-top="0cm" fo:margin-bottom="0cm" loext:contextual-spacing="false" fo:text-indent="0cm" style:auto-text-indent="false"/>
      <style:text-properties fo:font-size="20pt" style:font-size-asian="16pt" style:font-size-complex="16pt"/>
    </style:style>
    <style:style style:name="P5" style:family="paragraph" style:parent-style-name="WW-Default">
      <style:paragraph-properties fo:margin-top="0.212cm" fo:margin-bottom="0cm" loext:contextual-spacing="false"/>
      <style:text-properties fo:font-size="20pt" style:font-size-asian="16pt" style:font-size-complex="16pt"/>
    </style:style>
    <style:style style:name="P6" style:family="paragraph" style:parent-style-name="WW-Default">
      <style:paragraph-properties fo:margin-top="0.212cm" fo:margin-bottom="0cm" loext:contextual-spacing="false">
        <style:tab-stops>
          <style:tab-stop style:position="1.251cm"/>
          <style:tab-stop style:position="3.242cm"/>
          <style:tab-stop style:position="3.983cm"/>
        </style:tab-stops>
      </style:paragraph-properties>
      <style:text-properties fo:font-size="20pt" style:font-size-asian="16pt" style:font-size-complex="16pt"/>
    </style:style>
    <style:style style:name="P7" style:family="paragraph" style:parent-style-name="WW-Default">
      <style:paragraph-properties fo:margin-left="1.27cm" fo:margin-right="0cm" fo:text-indent="1.27cm" style:auto-text-indent="false"/>
      <style:text-properties fo:font-size="20pt" style:font-size-asian="16pt" style:font-size-complex="16pt"/>
    </style:style>
    <style:style style:name="P8" style:family="paragraph" style:parent-style-name="Standard">
      <style:text-properties fo:font-size="20pt" style:font-size-asian="16pt" style:font-size-complex="16pt"/>
    </style:style>
    <style:style style:name="P9" style:family="paragraph" style:parent-style-name="Standard">
      <style:paragraph-properties fo:text-align="center" style:justify-single-word="false">
        <style:tab-stops>
          <style:tab-stop style:position="14.113cm"/>
        </style:tab-stops>
      </style:paragraph-properties>
      <style:text-properties fo:font-size="20pt" style:font-size-asian="16pt" style:font-size-complex="16pt"/>
    </style:style>
    <style:style style:name="P10" style:family="paragraph" style:parent-style-name="Standard">
      <style:paragraph-properties fo:margin-left="-0.794cm" fo:margin-right="0cm" fo:line-height="100%" fo:text-indent="0cm" style:auto-text-indent="false"/>
      <style:text-properties fo:font-size="20pt" style:font-size-asian="16pt" style:font-size-complex="16pt"/>
    </style:style>
    <style:style style:name="P11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4.113cm"/>
        </style:tab-stops>
      </style:paragraph-properties>
      <style:text-properties style:font-name="Times New Roman" fo:font-size="20pt" style:text-underline-style="solid" style:text-underline-width="auto" style:text-underline-color="font-color" fo:font-weight="bold" style:font-size-asian="16pt" style:font-weight-asian="bold" style:font-name-complex="Times New Roman1" style:font-size-complex="16pt"/>
    </style:style>
    <style:style style:name="P12" style:family="paragraph" style:parent-style-name="Standard">
      <style:paragraph-properties fo:margin-left="-0.794cm" fo:margin-right="0cm" fo:line-height="100%" fo:text-indent="0cm" style:auto-text-indent="false"/>
      <style:text-properties style:font-name="Times New Roman" fo:font-size="20pt" style:font-size-asian="16pt" style:font-name-complex="Times New Roman1" style:font-size-complex="16pt"/>
    </style:style>
    <style:style style:name="P13" style:family="paragraph" style:parent-style-name="WW-Default" style:list-style-name="WWNum1">
      <style:paragraph-properties fo:margin-left="4.445cm" fo:margin-right="0cm" fo:margin-top="0.212cm" fo:margin-bottom="0cm" loext:contextual-spacing="false" fo:text-indent="-0.635cm" style:auto-text-indent="false"/>
      <style:text-properties fo:font-size="20pt" style:font-size-asian="16pt" style:font-size-complex="16pt"/>
    </style:style>
    <style:style style:name="P14" style:family="paragraph" style:parent-style-name="WW-Default" style:list-style-name="WWNum3">
      <style:paragraph-properties fo:margin-top="0.212cm" fo:margin-bottom="0cm" loext:contextual-spacing="false">
        <style:tab-stops>
          <style:tab-stop style:position="1.251cm"/>
          <style:tab-stop style:position="3.242cm"/>
          <style:tab-stop style:position="3.983cm"/>
        </style:tab-stops>
      </style:paragraph-properties>
      <style:text-properties fo:font-size="20pt" style:font-size-asian="16pt" style:font-size-complex="16pt"/>
    </style:style>
    <style:style style:name="P15" style:family="paragraph" style:parent-style-name="WW-Default" style:list-style-name="WWNum9">
      <style:paragraph-properties fo:margin-top="0.212cm" fo:margin-bottom="0cm" loext:contextual-spacing="false"/>
      <style:text-properties fo:font-size="20pt" style:font-size-asian="16pt" style:font-size-complex="16pt"/>
    </style:style>
    <style:style style:name="P16" style:family="paragraph" style:parent-style-name="WW-Default" style:list-style-name="WWNum2">
      <style:paragraph-properties fo:margin-top="0.212cm" fo:margin-bottom="0cm" loext:contextual-spacing="false"/>
      <style:text-properties fo:font-size="20pt" style:font-size-asian="16pt" style:font-size-complex="16pt"/>
    </style:style>
    <style:style style:name="P17" style:family="paragraph" style:parent-style-name="WW-Default" style:list-style-name="WWNum8">
      <style:paragraph-properties fo:margin-top="0.212cm" fo:margin-bottom="0cm" loext:contextual-spacing="false"/>
      <style:text-properties fo:font-size="20pt" style:font-size-asian="16pt" style:font-size-complex="16pt"/>
    </style:style>
    <style:style style:name="P18" style:family="paragraph" style:parent-style-name="WW-Default" style:list-style-name="WWNum7">
      <style:paragraph-properties fo:margin-top="0.212cm" fo:margin-bottom="0cm" loext:contextual-spacing="false"/>
      <style:text-properties fo:font-size="20pt" style:font-size-asian="16pt" style:font-size-complex="16pt"/>
    </style:style>
    <style:style style:name="P19" style:family="paragraph" style:parent-style-name="WW-Default" style:list-style-name="WWNum7">
      <style:paragraph-properties fo:margin-top="0.212cm" fo:margin-bottom="0cm" loext:contextual-spacing="false"/>
      <style:text-properties fo:font-size="20pt" officeooo:paragraph-rsid="00248468" style:font-size-asian="16pt" style:font-size-complex="16pt"/>
    </style:style>
    <style:style style:name="P20" style:family="paragraph" style:parent-style-name="WW-Default" style:list-style-name="WWNum7">
      <style:paragraph-properties fo:margin-top="0.212cm" fo:margin-bottom="0cm" loext:contextual-spacing="false"/>
      <style:text-properties fo:font-size="20pt" officeooo:rsid="00217f56" officeooo:paragraph-rsid="00217f56" style:font-size-asian="16pt" style:font-size-complex="16pt"/>
    </style:style>
    <style:style style:name="P21" style:family="paragraph" style:parent-style-name="WW-Default" style:list-style-name="WWNum7">
      <style:paragraph-properties fo:margin-top="0.212cm" fo:margin-bottom="0cm" loext:contextual-spacing="false"/>
      <style:text-properties fo:font-size="20pt" officeooo:rsid="0027cfc3" officeooo:paragraph-rsid="0027cfc3" style:font-size-asian="16pt" style:font-size-complex="16pt"/>
    </style:style>
    <style:style style:name="P22" style:family="paragraph" style:parent-style-name="WW-Default" style:list-style-name="WWNum4">
      <style:paragraph-properties fo:margin-top="0.212cm" fo:margin-bottom="0cm" loext:contextual-spacing="false">
        <style:tab-stops>
          <style:tab-stop style:position="1.251cm"/>
          <style:tab-stop style:position="1.905cm"/>
          <style:tab-stop style:position="3.242cm"/>
          <style:tab-stop style:position="3.983cm"/>
        </style:tab-stops>
      </style:paragraph-properties>
      <style:text-properties fo:font-size="20pt" style:font-size-asian="16pt" style:font-name-complex="Times New Roman1" style:font-size-complex="16pt"/>
    </style:style>
    <style:style style:name="P23" style:family="paragraph" style:parent-style-name="WW-Default">
      <style:paragraph-properties fo:margin-top="0.212cm" fo:margin-bottom="0cm" loext:contextual-spacing="false" fo:line-height="100%">
        <style:tab-stops>
          <style:tab-stop style:position="1.251cm"/>
          <style:tab-stop style:position="3.242cm"/>
          <style:tab-stop style:position="3.983cm"/>
        </style:tab-stops>
      </style:paragraph-properties>
      <style:text-properties fo:font-size="20pt" style:font-size-asian="16pt" style:font-name-complex="Times New Roman1" style:font-size-complex="16pt"/>
    </style:style>
    <style:style style:name="P24" style:family="paragraph" style:parent-style-name="WW-Default" style:list-style-name="WWNum4">
      <style:paragraph-properties fo:margin-left="0.953cm" fo:margin-right="0cm" fo:margin-top="0.212cm" fo:margin-bottom="0.353cm" loext:contextual-spacing="false" fo:text-indent="-0.635cm" style:auto-text-indent="false">
        <style:tab-stops>
          <style:tab-stop style:position="0.953cm"/>
          <style:tab-stop style:position="1.251cm"/>
          <style:tab-stop style:position="1.409cm"/>
          <style:tab-stop style:position="1.568cm"/>
          <style:tab-stop style:position="1.727cm"/>
        </style:tab-stops>
      </style:paragraph-properties>
      <style:text-properties fo:font-size="20pt" style:font-size-asian="16pt" style:font-size-complex="16pt"/>
    </style:style>
    <style:style style:name="P25" style:family="paragraph" style:parent-style-name="List_20_Paragraph" style:list-style-name="WWNum3">
      <style:text-properties fo:font-size="20pt" style:font-size-asian="16pt" style:font-size-complex="16pt"/>
    </style:style>
    <style:style style:name="P26" style:family="paragraph" style:parent-style-name="List_20_Paragraph" style:list-style-name="WWNum11">
      <style:text-properties fo:font-size="20pt" style:font-size-asian="16pt" style:font-size-complex="16pt"/>
    </style:style>
    <style:style style:name="P27" style:family="paragraph" style:parent-style-name="List_20_Paragraph" style:list-style-name="WWNum6">
      <style:text-properties fo:font-size="20pt" style:font-size-asian="16pt" style:font-size-complex="16pt"/>
    </style:style>
    <style:style style:name="P28" style:family="paragraph" style:parent-style-name="List_20_Paragraph" style:list-style-name="WWNum7">
      <style:text-properties fo:font-size="20pt" style:font-size-asian="16pt" style:font-size-complex="16pt"/>
    </style:style>
    <style:style style:name="P29" style:family="paragraph" style:parent-style-name="List_20_Paragraph">
      <style:text-properties fo:font-size="20pt" officeooo:paragraph-rsid="0028fa89" style:font-size-asian="16pt" style:font-size-complex="16pt"/>
    </style:style>
    <style:style style:name="P30" style:family="paragraph" style:parent-style-name="List_20_Paragraph" style:list-style-name="WWNum4">
      <style:paragraph-properties fo:margin-left="1.746cm" fo:margin-right="0cm" fo:text-indent="-0.635cm" style:auto-text-indent="false"/>
      <style:text-properties fo:font-size="20pt" style:font-size-asian="16pt" style:font-size-complex="16pt"/>
    </style:style>
    <style:style style:name="P31" style:family="paragraph" style:parent-style-name="List_20_Paragraph">
      <style:paragraph-properties fo:margin-top="0cm" fo:margin-bottom="0cm" loext:contextual-spacing="false"/>
      <style:text-properties fo:font-size="20pt" style:font-size-asian="16pt" style:font-size-complex="16pt"/>
    </style:style>
    <style:style style:name="P32" style:family="paragraph" style:parent-style-name="List_20_Paragraph" style:list-style-name="WWNum7">
      <style:paragraph-properties fo:margin-top="0cm" fo:margin-bottom="0cm" loext:contextual-spacing="false"/>
      <style:text-properties fo:font-size="20pt" style:font-size-asian="16pt" style:font-size-complex="16pt"/>
    </style:style>
    <style:style style:name="P33" style:family="paragraph" style:parent-style-name="List_20_Paragraph" style:list-style-name="WWNum10">
      <style:paragraph-properties fo:margin-top="0cm" fo:margin-bottom="0cm" loext:contextual-spacing="false"/>
      <style:text-properties fo:font-size="20pt" style:font-size-asian="16pt" style:font-size-complex="16pt"/>
    </style:style>
    <style:style style:name="P34" style:family="paragraph" style:parent-style-name="List_20_Paragraph" style:list-style-name="WWNum5">
      <style:paragraph-properties fo:margin-top="0cm" fo:margin-bottom="0cm" loext:contextual-spacing="false"/>
      <style:text-properties fo:font-size="20pt" style:font-size-asian="16pt" style:font-size-complex="16pt"/>
    </style:style>
    <style:style style:name="T1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2" style:family="text">
      <style:text-properties style:font-name="Times New Roman" fo:font-weight="bold" style:font-weight-asian="bold" style:font-name-complex="Times New Roman1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officeooo:rsid="001fac61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-complex="Times New Roman1"/>
    </style:style>
    <style:style style:name="T10" style:family="text">
      <style:text-properties officeooo:rsid="002128c9" style:font-name-complex="Times New Roman1"/>
    </style:style>
    <style:style style:name="T11" style:family="text">
      <style:text-properties style:text-underline-style="solid" style:text-underline-width="auto" style:text-underline-color="font-color" fo:font-weight="bold" style:font-weight-asian="bold"/>
    </style:style>
    <style:style style:name="T12" style:family="text">
      <style:text-properties officeooo:rsid="0023cb73"/>
    </style:style>
    <style:style style:name="T13" style:family="text">
      <style:text-properties style:text-underline-style="solid" style:text-underline-type="double" style:text-underline-width="auto" style:text-underline-color="font-color"/>
    </style:style>
    <style:style style:name="T14" style:family="text">
      <style:text-properties style:text-underline-style="solid" style:text-underline-type="double" style:text-underline-width="auto" style:text-underline-color="font-color" officeooo:rsid="0023cb73"/>
    </style:style>
    <style:style style:name="T15" style:family="text">
      <style:text-properties officeooo:rsid="0028fa8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Experiment 7</text:p>
      <text:p text:style-name="P9"><text:span text:style-name="T2"><text:s/></text:span><text:span text:style-name="T1">Security Permissions Using Chmod</text:span></text:p>
      <text:list xml:id="list8800867835959697502" text:style-name="WWNum4">
        <text:list-item>
          <text:list>
            <text:list-item>
              <text:p text:style-name="P30">Make a new directory UNIX &amp; create few files inside UNIX. Add some text into the created files.</text:p>
            </text:list-item>
          </text:list>
        </text:list-item>
      </text:list>
      <text:list xml:id="list5522499894068303237" text:style-name="WWNum3">
        <text:list-item>
          <text:p text:style-name="P25">Type the command <text:span text:style-name="T5">ls -l </text:span>and examine the format of the output.</text:p>
        </text:list-item>
        <text:list-item>
          <text:p text:style-name="P25">Set a file to be read-only with the<text:span text:style-name="T8"> chmod </text:span>(from<text:span text:style-name="T6"> ch</text:span>ange<text:span text:style-name="T6"> mod</text:span>e) command. Interpret the <text:s/>file permissions displayed by the<text:span text:style-name="T8"> ls -l </text:span>command.</text:p>
        </text:list-item>
        <text:list-item>
          <text:p text:style-name="P25">Create a directory, college in desktop, create a file “dept” under directory college. Check permission of file &amp; directory , change the permissions to allow</text:p>
        </text:list-item>
      </text:list>
      <text:list xml:id="list2693879926571084966" text:style-name="WWNum1">
        <text:list-item>
          <text:p text:style-name="P13"><text:span text:style-name="T4">Allow</text:span> group only to copy this file to some other directories</text:p>
        </text:list-item>
        <text:list-item>
          <text:p text:style-name="P13">Remove read permission of user and then append contents to the file “dept” and try to display the contents</text:p>
        </text:list-item>
        <text:list-item>
          <text:p text:style-name="P13">Add execute permissions to others</text:p>
        </text:list-item>
      </text:list>
      <text:list xml:id="list174240954941444" text:continue-list="list5522499894068303237" text:style-name="WWNum3">
        <text:list-item>
          <text:p text:style-name="P14">Create a file “cse” under directory college, change the permission of file so that every user can read, modify but cannot execute this file </text:p>
        </text:list-item>
      </text:list>
      <text:list xml:id="list174241764734668" text:continue-list="list8800867835959697502" text:style-name="WWNum4">
        <text:list-item>
          <text:p text:style-name="P22">Translate the following permissions to octal code </text:p>
        </text:list-item>
      </text:list>
      <text:p text:style-name="P12"><text:tab/><text:tab/><text:tab/><text:tab/>a. - - x - - x - - x</text:p>
      <text:p text:style-name="P12"><text:soft-page-break/><text:tab/><text:tab/><text:tab/><text:tab/>b. - - xrwx - - x </text:p>
      <text:p text:style-name="P23"><text:tab/><text:tab/> <text:s text:c="4"/>c. r – xr-xrwx</text:p>
      <text:p text:style-name="P6"><text:span text:style-name="T9">3. <text:s text:c="3"/></text:span><text:span text:style-name="T10">Create a file, sample and check </text:span><text:span text:style-name="T9">what is the permission for the file sample after executing following command</text:span></text:p>
      <text:p text:style-name="P12"><text:tab/><text:tab/> <text:tab/>a. check default permission of file sample</text:p>
      <text:p text:style-name="P12"><text:tab/><text:tab/><text:tab/>b. chmod 555 sample </text:p>
      <text:p text:style-name="P12"><text:tab/><text:tab/><text:tab/>c. chmod 502 sample </text:p>
      <text:p text:style-name="P12"><text:tab/><text:tab/><text:tab/>d. chmod 755 sample </text:p>
      <text:p text:style-name="P12"><text:tab/><text:tab/><text:tab/>e. chmod u-x,g+w,o-x sample</text:p>
      <text:p text:style-name="P12"><text:s/><text:tab/><text:tab/><text:tab/>f. chmod u-x,g=w,o=r sample</text:p>
      <text:p text:style-name="P12"><text:tab/><text:tab/><text:tab/><text:tab/><text:tab/></text:p>
      <text:p text:style-name="P10"><text:span text:style-name="T3"><text:tab/><text:tab/><text:tab/><text:tab/><text:tab/></text:span><text:span text:style-name="T1">Experiment 8 <text:s text:c="2"/></text:span></text:p>
      <text:p text:style-name="P10"><text:span text:style-name="T3"><text:tab/><text:tab/><text:tab/><text:tab/><text:tab/></text:span><text:span text:style-name="T1">REDIRECTION</text:span></text:p>
      <text:list xml:id="list174242109201787" text:continue-numbering="true" text:style-name="WWNum4">
        <text:list-item>
          <text:list>
            <text:list-item>
              <text:p text:style-name="P24"><text:s/>Create a directory unix in desktop with files, file1 &amp; file2 with contents. <text:s/>Display o/p </text:p>
            </text:list-item>
          </text:list>
        </text:list-item>
      </text:list>
      <text:list xml:id="list7253430281535929915" text:style-name="WWNum9">
        <text:list-item>
          <text:p text:style-name="P15">cal &lt; <text:s/>file1</text:p>
        </text:list-item>
        <text:list-item>
          <text:p text:style-name="P15">cal &gt; file1</text:p>
        </text:list-item>
        <text:list-item>
          <text:p text:style-name="P15">ls &gt; file2</text:p>
        </text:list-item>
        <text:list-item>
          <text:p text:style-name="P15">ls –l <text:s/>file1 <text:s/>&gt; <text:s/>file2</text:p>
        </text:list-item>
      </text:list>
      <text:list xml:id="list5430693250967018791" text:style-name="WWNum2">
        <text:list-item>
          <text:p text:style-name="P16">Also overwrite the contents of file2 with file1 </text:p>
        </text:list-item>
        <text:list-item>
          <text:p text:style-name="P16"><text:soft-page-break/>Now append some more contents to file2 using commands who, whoami etc (&gt;&gt;)</text:p>
        </text:list-item>
        <text:list-item>
          <text:p text:style-name="P16">redirect contents to file2 <text:s/>to a new file, “new”</text:p>
        </text:list-item>
      </text:list>
      <text:list xml:id="list5270328270911503769" text:style-name="WWNum8">
        <text:list-item>
          <text:p text:style-name="P17">Using ls –l command, redirect the long list of file1 &amp; file2 to a file “good” , and file 3 &amp; file4 <text:s/>to another file “bad” (<text:span text:style-name="T7">o/p &amp; error to different files</text:span>)</text:p>
        </text:list-item>
        <text:list-item>
          <text:p text:style-name="P17">Using ls –l command, redirect the long list of file1 &amp; file2 to a file “good” , and file 3 &amp; file4 <text:s/>to terminal (<text:span text:style-name="T7">o/p to file &amp; error to terminal</text:span>)</text:p>
        </text:list-item>
        <text:list-item>
          <text:p text:style-name="P17">Redirect both o/p &amp; error to a same file “output” (<text:span text:style-name="T7">o/p &amp; error to different files</text:span>)</text:p>
        </text:list-item>
      </text:list>
      <text:p text:style-name="P5">2 . Create a file, Myprofile containing your name, roll no, age &amp; branch (using echo &amp; redirection)</text:p>
      <text:p text:style-name="P2"/>
      <text:p text:style-name="P3"><text:tab/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tab/><text:tab/><text:tab/><text:tab/><text:span text:style-name="T11">FILTERS &amp; PIPES</text:span></text:p>
      <text:p text:style-name="P4"/>
      <text:list xml:id="list5729890061129170393" text:style-name="WWNum7">
        <text:list-item>
          <text:p text:style-name="P32">Using cat, create a file ch6s1h1. File containing following data.</text:p>
        </text:list-item>
      </text:list>
      <text:p text:style-name="P7">1<text:tab/>Ben <text:tab/>14.89</text:p>
      <text:p text:style-name="P7">2<text:tab/>Anna<text:tab/>34.23</text:p>
      <text:p text:style-name="P7">3<text:tab/>Catherine <text:tab/>29.11</text:p>
      <text:p text:style-name="P7">4<text:tab/>Christy<text:tab/><text:tab/>22.33</text:p>
      <text:list xml:id="list1995604205828942619" text:style-name="WWNum10">
        <text:list-item>
          <text:p text:style-name="P33">Using cat command display the contents.</text:p>
        </text:list-item>
        <text:list-item>
          <text:p text:style-name="P33"><text:span text:style-name="T14">E</text:span><text:span text:style-name="T13">dit</text:span> file ch6s1h1. &lt; 5<text:tab/> <text:s text:c="2"/>Neha<text:tab/> <text:s text:c="3"/>31.14 &gt;</text:p>
        </text:list-item>
      </text:list>
      <text:list xml:id="list4230364017372332826" text:style-name="WWNum11">
        <text:list-item>
          <text:p text:style-name="P26">Display the second column</text:p>
        </text:list-item>
        <text:list-item>
          <text:p text:style-name="P26"><text:s/>Display the first &amp; third column</text:p>
        </text:list-item>
        <text:list-item>
          <text:p text:style-name="P26">Create another file, ch6s1h2 with following data : </text:p>
        </text:list-item>
      </text:list>
      <text:p text:style-name="P1"><text:s/><text:tab/> <text:tab/><text:tab/> 6 <text:s/>Ann 56.78</text:p>
      <text:list xml:id="list978476492065109051" text:style-name="WWNum6">
        <text:list-item>
          <text:p text:style-name="P27"><text:s/>Don 87.90</text:p>
        </text:list-item>
      </text:list>
      <text:list xml:id="list174241095498299" text:continue-list="list4230364017372332826" text:style-name="WWNum11">
        <text:list-item>
          <text:p text:style-name="P26">Paste ch6s1h1 &amp; ch6s1h2</text:p>
        </text:list-item>
        <text:list-item>
          <text:p text:style-name="P26">Using cut and paste command to swap fields 2 and 3 of ch6s1h1. Call it ch6s2h3.</text:p>
        </text:list-item>
        <text:list-item>
          <text:p text:style-name="P26">Print new file ch6s2h3</text:p>
        </text:list-item>
      </text:list>
      <text:list xml:id="list174242129391260" text:continue-list="list5729890061129170393" text:style-name="WWNum7">
        <text:list-item>
          <text:p text:style-name="P32">Using head and tail command copy lines 2 to 6 of file1 to file2.</text:p>
        </text:list-item>
        <text:list-item>
          <text:p text:style-name="P32"><text:soft-page-break/>Display file2. </text:p>
        </text:list-item>
        <text:list-item>
          <text:p text:style-name="P32"><text:bookmark text:name="_GoBack"/>Using head command display first 5 <text:s/>lines in a file, also display last 2 lines using tail</text:p>
        </text:list-item>
        <text:list-item>
          <text:p text:style-name="P28">Using head &amp; tail, display 5th &amp; 6th lines in a file.</text:p>
        </text:list-item>
        <text:list-item>
          <text:p text:style-name="P32">What is the difference between two commands in each pair.</text:p>
          <text:list>
            <text:list-item>
              <text:p text:style-name="P32">wc file1 <text:s text:c="5"/>; <text:tab/> wc &lt; file1</text:p>
            </text:list-item>
            <text:list-item>
              <text:p text:style-name="P32">wc file1 file2 <text:tab/>;<text:tab/>wc file2 file1</text:p>
            </text:list-item>
            <text:list-item>
              <text:p text:style-name="P32">wc &lt;file1 file2 <text:tab/>; <text:tab/>wc file1 file2</text:p>
            </text:list-item>
            <text:list-item>
              <text:p text:style-name="P32">head -1 file1 &gt; file2 ;<text:tab/>head +1 file1&gt;file2</text:p>
            </text:list-item>
          </text:list>
        </text:list-item>
        <text:list-item>
          <text:p text:style-name="P32">Write a command to change all lower case letters in a file to upper case.</text:p>
        </text:list-item>
        <text:list-item>
          <text:p text:style-name="P28">Create a file, new1 with the duplicate lines(adjacent &amp; non adjacent). Write o/p for</text:p>
        </text:list-item>
      </text:list>
      <text:p text:style-name="P29"><text:tab/>a) uniq new1 <text:s text:c="2"/>b)uniq -u new1<text:tab/>c) uniq -d new1<text:tab/></text:p>
      <text:p text:style-name="P29"><text:tab/><text:span text:style-name="T15">d) </text:span>uniq -c new1</text:p>
      <text:list xml:id="list174241430361153" text:continue-numbering="true" text:style-name="WWNum7">
        <text:list-item>
          <text:p text:style-name="P28">Use the cat command to create the following file. info.txt. (Enter text without Header)</text:p>
        </text:list-item>
      </text:list>
      <text:p text:style-name="P1"><text:tab/><text:span text:style-name="T7">ID<text:tab/> <text:s text:c="7"/>Hr_rate<text:tab/> <text:s text:c="4"/>Hrs_worked</text:span></text:p>
      <text:p text:style-name="P1"><text:s text:c="8"/>1420 <text:s text:c="2"/><text:tab/><text:tab/>12.56<text:tab/><text:tab/>45</text:p>
      <text:p text:style-name="P1"><text:s text:c="7"/><text:tab/><text:tab/> 3278<text:tab/> <text:s/><text:tab/>14.56<text:tab/><text:tab/>22</text:p>
      <text:p text:style-name="P1"><text:tab/><text:tab/>5671<text:tab/> <text:s/><text:tab/>22.54<text:tab/><text:tab/>29</text:p>
      <text:p text:style-name="P1"><text:tab/><text:tab/>3219<text:tab/> <text:s/><text:tab/>56.7<text:tab/><text:tab/><text:tab/>12</text:p>
      <text:p text:style-name="P1"><text:soft-page-break/><text:tab/><text:tab/>7234<text:tab/> <text:s/><text:tab/>32.44<text:tab/><text:tab/>30</text:p>
      <text:p text:style-name="P1"><text:tab/><text:tab/>4321<text:tab/> <text:tab/>25.09<text:tab/><text:tab/>56</text:p>
      <text:p text:style-name="P1"><text:s text:c="4"/><text:tab/><text:tab/>9234<text:tab/> <text:s/><text:tab/>41.22<text:tab/><text:tab/>19</text:p>
      <text:list xml:id="list4566919626832093389" text:style-name="WWNum5">
        <text:list-item>
          <text:p text:style-name="P34">Use a command to show number of workers.</text:p>
        </text:list-item>
        <text:list-item>
          <text:p text:style-name="P34"><text:s/>sort the file based on ID &amp; save as S1.txt</text:p>
        </text:list-item>
        <text:list-item>
          <text:p text:style-name="P34"><text:s/>show the worker who is paid the highest hourly rate.</text:p>
        </text:list-item>
        <text:list-item>
          <text:p text:style-name="P34">Use a command to show the worker ID who worked more than anybody.</text:p>
        </text:list-item>
        <text:list-item>
          <text:p text:style-name="P34">Sort the file based on Hr_rate and save as S2.txt.</text:p>
        </text:list-item>
        <text:list-item>
          <text:p text:style-name="P34">Use a command merge the files created on step ii and v call it as S.txt</text:p>
        </text:list-item>
        <text:list-item>
          <text:p text:style-name="P34"><text:s/>Swap second and third column and save it as same name (use <text:span text:style-name="T7">cut &amp; paste</text:span>)</text:p>
        </text:list-item>
        <text:list-item>
          <text:p text:style-name="P34">Reverse the file line by line. Last line becomes first line and second last line <text:s text:c="11"/>becomes second and so on. Call it as info_rev.txt</text:p>
        </text:list-item>
      </text:list>
      <text:list xml:id="list174241117224762" text:continue-list="list174241430361153" text:style-name="WWNum7">
        <text:list-item>
          <text:p text:style-name="P18">Count lines, words, and characters in a file with the <text:span text:style-name="T8">wc </text:span>command. </text:p>
        </text:list-item>
        <text:list-item>
          <text:p text:style-name="P18">Compare the following three <text:span text:style-name="T7">cmp/comm/diff </text:span>commands and explain what they do.</text:p>
          <text:list>
            <text:list-item>
              <text:list>
                <text:list-header>
                  <text:p text:style-name="P19"><text:span text:style-name="T7">cmp/diff/comm</text:span> <text:s/>file1 file2</text:p>
                </text:list-header>
              </text:list>
            </text:list-item>
          </text:list>
          <text:p text:style-name="P20">Contents in file1 : your name and roll no (in 2 lines)</text:p>
          <text:p text:style-name="P20">Contents in file2 : your name,roll no &amp; dept (in 3 lines)</text:p>
          <text:list>
            <text:list-item>
              <text:list>
                <text:list-header>
                  <text:p text:style-name="P21"><text:soft-page-break/></text:p>
                </text:list-header>
              </text:list>
            </text:list-item>
          </text:list>
        </text:list-item>
        <text:list-item>
          <text:p text:style-name="P18">What does the following commands do</text:p>
          <text:list>
            <text:list-item>
              <text:list>
                <text:list-item>
                  <text:p text:style-name="P18">tr <text:s/>“AB” <text:s text:c="3"/>“*?” <text:s text:c="3"/>&lt; file1 <text:s text:c="4"/>| <text:s text:c="2"/>tr <text:s text:c="3"/>“*?” <text:s text:c="4"/>“BA”</text:p>
                </text:list-item>
                <text:list-item>
                  <text:p text:style-name="P18">tr <text:s text:c="2"/>–s <text:s text:c="2"/>“[A-Za-z]”<text:tab/>“[A-Za-z]”<text:tab/>&lt; file1</text:p>
                </text:list-item>
                <text:list-item>
                  <text:p text:style-name="P18">tr <text:s text:c="2"/>-s <text:s text:c="3"/>“AB”<text:tab/>“X”<text:tab/>&lt;file1<text:tab/>| <text:s/>tr “X” <text:s text:c="2"/>“B”</text:p>
                </text:list-item>
              </text:list>
            </text:list-item>
          </text:list>
        </text:list-item>
        <text:list-item>
          <text:p text:style-name="P18">Delete all vowels from a file.</text:p>
        </text:list-item>
        <text:list-item>
          <text:p text:style-name="P18">Replace all characters in a file to ‘#’ except vowels and digits</text:p>
        </text:list-item>
        <text:list-item>
          <text:p text:style-name="P18">Translate each word in the input file to separate lines in the output file.</text:p>
        </text:list-item>
        <text:list-item>
          <text:p text:style-name="P18">Write a command to count the no. of characters in the first line of a file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353cm" loext:contextual-spacing="false" fo:line-height="115%" fo:text-align="start" style:justify-single-word="false" fo:orphans="2" fo:widows="2" fo:hyphenation-ladder-count="no-limit" fo:text-indent="0cm" style:auto-text-indent="false" style:writing-mode="lr-tb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language-asian="ar" style:country-asian="SA" style:font-name-complex="Calibri1" style:font-family-complex="Calibri" style:font-family-generic-complex="system" style:font-pitch-complex="variabl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WW-Default" style:family="paragraph" style:default-outline-level="">
      <style:paragraph-properties fo:margin-left="0cm" fo:margin-right="0cm" fo:margin-top="0cm" fo:margin-bottom="0.353cm" loext:contextual-spacing="false" style:line-height-at-least="0.176cm" fo:text-align="start" style:justify-single-word="false" fo:orphans="2" fo:widows="2" fo:hyphenation-ladder-count="no-limit" fo:text-indent="0cm" style:auto-text-indent="false" style:writing-mode="lr-tb">
        <style:tab-stops>
          <style:tab-stop style:position="1.251cm"/>
        </style:tab-stops>
      </style:paragraph-properties>
      <style:text-properties fo:color="#000000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language-asian="ar" style:country-asian="SA" style:font-name-complex="Calibri1" style:font-family-complex="Calibri" style:font-family-generic-complex="system" style:font-pitch-complex="variable" style:font-size-complex="12pt" fo:hyphenate="false" fo:hyphenation-remain-char-count="2" fo:hyphenation-push-char-count="2"/>
    </style:style>
    <style:style style:name="List_20_Paragraph" style:display-name="List Paragraph" style:family="paragraph" style:parent-style-name="WW-Default" style:default-outline-level=""/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4pt" style:font-size-asian="11pt"/>
    </style:style>
    <style:style style:name="ListLabel_20_11" style:display-name="ListLabel 11" style:family="text">
      <style:text-properties fo:font-size="14pt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fo:font-size="14pt"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5.47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" text:bullet-char="">
        <style:list-level-properties text:list-level-position-and-space-mode="label-alignment">
          <style:list-level-label-alignment text:label-followed-by="listtab" fo:text-indent="-0.635cm" fo:margin-left="1.588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858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128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39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668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938cm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9.208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478cm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7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98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26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 text:start-value="7">
        <style:list-level-properties text:list-level-position-and-space-mode="label-alignment">
          <style:list-level-label-alignment text:label-followed-by="listtab" fo:text-indent="-0.635cm" fo:margin-left="4.52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style:font-name="Courier New"/>
      </text:list-level-style-bullet>
      <text:list-level-style-bullet text:level="3" text:style-name="ListLabel_20_13" style:num-suffix="" text:bullet-char="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Wingdings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style:font-name="Courier New"/>
      </text:list-level-style-bullet>
      <text:list-level-style-bullet text:level="6" text:style-name="ListLabel_20_16" style:num-suffix="" text:bullet-char="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Wingdings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style:font-name="Courier New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fo:text-indent="-0.635cm" fo:margin-left="12.7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0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22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3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ListLabel_20_25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6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28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 text:start-value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ethu</meta:initial-creator>
    <meta:editing-cycles>8</meta:editing-cycles>
    <meta:creation-date>2017-03-01T08:39:00</meta:creation-date>
    <dc:date>2018-01-23T17:42:40.758564393</dc:date>
    <meta:editing-duration>PT38M3S</meta:editing-duration>
    <meta:generator>LibreOffice/5.1.4.2$Linux_X86_64 LibreOffice_project/10m0$Build-2</meta:generator>
    <meta:document-statistic meta:table-count="0" meta:image-count="0" meta:object-count="0" meta:page-count="7" meta:paragraph-count="96" meta:word-count="920" meta:character-count="4821" meta:non-whitespace-character-count="3811"/>
    <meta:user-defined meta:name="AppVersion">12.0000</meta:user-defined>
    <meta:user-defined meta:name="Company">Defton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